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.Jetty( String confPath , String workingDir , String endorsedDir , Hashtable properties , File [ ] classpath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tty.getJetty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tty.getPropertyString( Hashtable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etty.start( IProgressMonitor moni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Jetty.getLibFiles( String 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etty.getLau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.getClasspath( File [ ] 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